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7.5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’s:</text:p>
          </table:table-cell>
          <table:table-cell table:style-name="ce1" office:value-type="string" calcext:value-type="string">
            <text:p>Tripcode:</text:p>
          </table:table-cell>
          <table:table-cell table:style-name="ce1" office:value-type="string" calcext:value-type="string">
            <text:p>ID #:</text:p>
          </table:table-cell>
          <table:table-cell table:style-name="ce9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0/28/17-11/02/1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Q7V3bcW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3LK4PK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29/17-10/30/17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ka5Om1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31/17-11/01-17</text:p>
          </table:table-cell>
          <table:table-cell office:value-type="string" calcext:value-type="string">
            <text:p>14-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TMpzr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34-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GukiFm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45-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GyR4ty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56-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C17sSpZ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0217-11-02" calcext:value-type="date">
            <text:p>11/02/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2-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4-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68-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04/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73-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hj37b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78-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89-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5-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7-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8quGPI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e Q sig is in the middle of post not the bottom like the rest</text:p>
          </table:table-cell>
          <table:table-cell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2-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4-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11-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KIreCT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123 has +++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o=O in id format wont hold correct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string" calcext:value-type="string">
            <text:p>126-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128-1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0" calcext:value-type="date">
            <text:p>11/10/17</text:p>
          </table:table-cell>
          <table:table-cell office:value-type="string" calcext:value-type="string">
            <text:p>131-1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n25Q56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3-1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5-13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8-14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2-14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9LpGaw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jAm9Qi+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/hYVc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6-1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X/EWIOzz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rjge01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3" calcext:value-type="date">
            <text:p>11/13/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Ic4nim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Q sig is not at the bottom as usual</text:p>
          </table:table-cell>
          <table:table-cell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1-1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V3pl+o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3-15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mN+33x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5" calcext:value-type="date">
            <text:p>11/15/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nf602p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8" calcext:value-type="date">
            <text:p>11/18/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TjFrZ+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++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59-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GzG+Uj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these 3 posts. No trip but same id as above post. Graphic is key. Need all Q related graphics in og raw form.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2-1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LuUE1Pr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mzzKPe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6-1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wfs7lf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lcmhCtp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BrMT7Bt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2g2/YEM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XKleKX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5-17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HXVKCr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8-18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9MnCAr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1-18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7-18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Jqu8olu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y6wyrTj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oLYy24d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D23hq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195-19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YzNom6b4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XyMF1W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is post stands out as the id change then went back to a prior id</text:p>
          </table:table-cell>
          <table:table-cell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204-20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s2EXAy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/22/2017-11/23/17</text:p>
          </table:table-cell>
          <table:table-cell office:value-type="string" calcext:value-type="string">
            <text:p>207-20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1-21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211=NK_SpaceX</text:p>
          </table:table-cell>
          <table:table-cell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4-21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9-2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cDHrha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224-22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8aHxh0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JhFEE9G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W57HuKG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28-2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first post from the tor network 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31-2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claimed 4chan was infiltrated but returned to post this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1-29" calcext:value-type="date">
            <text:p>11/29/1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a961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249a4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ebe7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237-2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db625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7b2c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ppy hunting ;)</text:p>
          </table:table-cell>
          <table:table-cell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6dZpln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back to 4chan hmm</text:p>
          </table:table-cell>
          <table:table-cell/>
        </table:table-row>
        <table:table-row table:style-name="ro2"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241-24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bc52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fly roths fly </text:p>
          </table:table-cell>
          <table:table-cell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49-2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54-2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59-26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another fly roths fly</text:p>
          </table:table-cell>
          <table:table-cell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7-26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9-2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74-27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77-2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f5ba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84-28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8e603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86-2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baed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0-2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9b99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5-29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9-3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52e3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enee J James</text:p>
          </table:table-cell>
          <table:table-cell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bea6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7813e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06-3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571ca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22-32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a05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0" calcext:value-type="date">
            <text:p>12/10/17</text:p>
          </table:table-cell>
          <table:table-cell office:value-type="string" calcext:value-type="string">
            <text:p>325-3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e679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7-32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533c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9-3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isk of another shutdown</text:p>
          </table:table-cell>
          <table:table-cell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b86c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b0fb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s Q sig at bottom but not in the name</text:p>
          </table:table-cell>
          <table:table-cell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ce12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/12/2017-12/13/17</text:p>
          </table:table-cell>
          <table:table-cell office:value-type="string" calcext:value-type="string">
            <text:p>336-3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340-343</text:p>
          </table:table-cell>
          <table:table-cell office:value-type="string" calcext:value-type="string">
            <text:p>!ITPb.qbhqo</text:p>
          </table:table-cell>
          <table:table-cell office:value-type="float" office:value="267271" calcext:value-type="float">
            <text:p>26727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4-3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610f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8-3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81c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lost access to /cbts/ cant enter trip. Who locked the board out? Why base out of /pol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01ed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no trip code.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54-3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device id has been used before. Post 352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aLCcyM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rip test back on /pol <text:s/>more then likely checking to see if source code remained the same among the trip system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id used before post 352 and 354,355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changed with password id remained the same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used older trip with same ID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361-3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18/17-12/19/17</text:p>
          </table:table-cell>
          <table:table-cell office:value-type="string" calcext:value-type="string">
            <text:p>367-37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3-37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7cf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5-38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c2f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88-3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61d5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3-3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ed19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5-39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c96d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399-4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0f8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test to /pol hmm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3-4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04 claims trip is complex lol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6-4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cd33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9-4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rip issues among multiple devices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or post perhaps to get around ip ban among devices.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13-4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21/17-12/22/17</text:p>
          </table:table-cell>
          <table:table-cell office:value-type="string" calcext:value-type="string">
            <text:p>419-426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27-43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902e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32-4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2a0e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12d25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6c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38-44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8f9f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5-44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7-44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52-45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d673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4" calcext:value-type="date">
            <text:p>12/24/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2d7b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string" calcext:value-type="string">
            <text:p>457-45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696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0edc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aef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strange they went back to the pol </text:p>
          </table:table-cell>
          <table:table-cell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string" calcext:value-type="string">
            <text:p>462-4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id was used before. Claims trip was locked but they used it after the fact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string" calcext:value-type="string">
            <text:p>464-4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b7ad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board switch and mention of “codemonkey”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Q wanted codemonkey to create a new secure board. 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69-473</text:p>
          </table:table-cell>
          <table:table-cell office:value-type="string" calcext:value-type="string">
            <text:p>!UW.yye1fxo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69-trip !2n is fake hmm need to locate this trip among the archives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4-47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0bc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475- no comms outside of this platform 8chan. What was the push to 8kun?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6-48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9daa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1ba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84-4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5b84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3-495</text:p>
          </table:table-cell>
          <table:table-cell office:value-type="string" calcext:value-type="string">
            <text:p>!UW.yye1fxo</text:p>
          </table:table-cell>
          <table:table-cell office:value-type="float" office:value="345235" calcext:value-type="float">
            <text:p>34523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6-4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b99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08-01-07" calcext:value-type="date">
            <text:p>01/07/08</text:p>
          </table:table-cell>
          <table:table-cell office:value-type="string" calcext:value-type="string">
            <text:p>500-5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946c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508-50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1d9e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2-51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random tor post to a new board/ 513- no outside comms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9e3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<text:span text:style-name="T1">greatawakening</text:span> push to new board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tor post. BO claiming private comms and self promoting. Think MRK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6-5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d2f2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the beginning of QR // 517- protected by CM “code monkey”</text:p>
          </table:table-cell>
          <table:table-cell/>
        </table:table-row>
        <table:table-row table:style-name="ro2">
          <table:table-cell office:value-type="date" office:date-value="2018-01-09" calcext:value-type="date">
            <text:p>01/09/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1d7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string" calcext:value-type="string">
            <text:p>520-53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5760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5-5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97c5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7-53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5a3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8" calcext:value-type="date">
            <text:p>01/18/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1/18/18-01/19/18</text:p>
          </table:table-cell>
          <table:table-cell office:value-type="string" calcext:value-type="string">
            <text:p>541-55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5-55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9b2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8-56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strange they claimed this board was comped but keep returning to it…..</text:p>
          </table:table-cell>
          <table:table-cell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66-56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241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0-57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5-5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f44e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2-58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2d4b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6-59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189f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589- site under attack</text:p>
          </table:table-cell>
          <table:table-cell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dd33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93-59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string" calcext:value-type="string">
            <text:p>596-5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84db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66a5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8e60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picture of a pen ;)</text:p>
          </table:table-cell>
          <table:table-cell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607-6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/25/218-01/26/18</text:p>
          </table:table-cell>
          <table:table-cell office:value-type="string" calcext:value-type="string">
            <text:p>609-61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6" calcext:value-type="date">
            <text:p>01/26/1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72a5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2-61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5-6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c342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8-62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400a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9c28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04ec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24-62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15fc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29-63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997a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34-6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646 mentions apache</text:p>
          </table:table-cell>
          <table:table-cell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37-64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9" calcext:value-type="date">
            <text:p>01/29/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9" calcext:value-type="date">
            <text:p>01/29/1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Freedom.png</text:p>
          </table:table-cell>
          <table:table-cell/>
        </table:table-row>
        <table:table-row table:style-name="ro2">
          <table:table-cell table:style-name="ce2" office:value-type="string" calcext:value-type="string">
            <text:p>01/29/18-01/30/18</text:p>
          </table:table-cell>
          <table:table-cell office:value-type="string" calcext:value-type="string">
            <text:p>645-64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47-64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280b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49-65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187fb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55-65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f373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3f51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660-66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2ada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dbd1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4-665</text:p>
          </table:table-cell>
          <table:table-cell office:value-type="string" calcext:value-type="string">
            <text:p>!UW.yye1fxo</text:p>
          </table:table-cell>
          <table:table-cell office:value-type="float" office:value="641129" calcext:value-type="float">
            <text:p>64112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6-668</text:p>
          </table:table-cell>
          <table:table-cell office:value-type="string" calcext:value-type="string">
            <text:p>!UW.yye1fxo</text:p>
          </table:table-cell>
          <table:table-cell office:value-type="float" office:value="472124" calcext:value-type="float">
            <text:p>47212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9-67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b5b4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b9a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674-675</text:p>
          </table:table-cell>
          <table:table-cell office:value-type="string" calcext:value-type="string">
            <text:p>!UW.yye1fxo</text:p>
          </table:table-cell>
          <table:table-cell office:value-type="float" office:value="975911" calcext:value-type="float">
            <text:p>97591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6" calcext:value-type="date">
            <text:p>02/06/1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5264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77-6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47c6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80-68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b353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aa9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83-6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aa63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93-6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33a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!UW.yye1fxo</text:p>
          </table:table-cell>
          <table:table-cell office:value-type="float" office:value="296675" calcext:value-type="float">
            <text:p>29667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4349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8" calcext:value-type="date">
            <text:p>02/08/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06246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8" calcext:value-type="date">
            <text:p>02/08/1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5e8d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9" calcext:value-type="date">
            <text:p>02/09/18</text:p>
          </table:table-cell>
          <table:table-cell office:value-type="string" calcext:value-type="string">
            <text:p>699-70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8187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9" calcext:value-type="date">
            <text:p>02/09/1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ae75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string" calcext:value-type="string">
            <text:p>703-7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7dd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707 (E)</text:p>
          </table:table-cell>
          <table:table-cell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string" calcext:value-type="string">
            <text:p>709-716</text:p>
          </table:table-cell>
          <table:table-cell office:value-type="string" calcext:value-type="string">
            <text:p>!UW.yye1fxo</text:p>
          </table:table-cell>
          <table:table-cell office:value-type="float" office:value="567809" calcext:value-type="float">
            <text:p>56780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9220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18-72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5f1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1-72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c86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4-72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c346b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28 @snowden</text:p>
          </table:table-cell>
          <table:table-cell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8-73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c88a3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1-73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4-73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40a5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9-74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9a96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dac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32c4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string" calcext:value-type="string">
            <text:p>744-74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4b13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string" calcext:value-type="string">
            <text:p>747-74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7df6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bcc8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3" calcext:value-type="date">
            <text:p>02/13/18</text:p>
          </table:table-cell>
          <table:table-cell office:value-type="string" calcext:value-type="string">
            <text:p>751-754</text:p>
          </table:table-cell>
          <table:table-cell office:value-type="string" calcext:value-type="string">
            <text:p>!UW.yye1fxo</text:p>
          </table:table-cell>
          <table:table-cell office:value-type="float" office:value="479712" calcext:value-type="float">
            <text:p>47971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4" calcext:value-type="date">
            <text:p>02/14/18</text:p>
          </table:table-cell>
          <table:table-cell office:value-type="string" calcext:value-type="string">
            <text:p>755-75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4" calcext:value-type="date">
            <text:p>02/14/1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245c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@snowden</text:p>
          </table:table-cell>
          <table:table-cell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1-7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25f8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5-767</text:p>
          </table:table-cell>
          <table:table-cell office:value-type="string" calcext:value-type="string">
            <text:p>!UW.yye1fxo</text:p>
          </table:table-cell>
          <table:table-cell office:value-type="float" office:value="276796" calcext:value-type="float">
            <text:p>27679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watch the water</text:p>
          </table:table-cell>
          <table:table-cell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8-76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f16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1-77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3-77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ec7d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7-7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d0fd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0-78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81 “Waiting”</text:p>
          </table:table-cell>
          <table:table-cell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2-78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32b3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4-78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786-78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3bf2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just the tip</text:p>
          </table:table-cell>
          <table:table-cell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790-79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90:Snowden,@JACK - 791:Q+ - 794:clean action approved – 796:FREEDOM.PNG</text:p>
          </table:table-cell>
          <table:table-cell/>
        </table:table-row>
        <table:table-row table:style-name="ro2"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797-80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0b86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08-02-21" calcext:value-type="date">
            <text:p>02/21/08</text:p>
          </table:table-cell>
          <table:table-cell office:value-type="string" calcext:value-type="string">
            <text:p>802-80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 office:value-type="string" calcext:value-type="string">
            <text:p>802 patriot-traitor</text:p>
          </table:table-cell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5-8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03fc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7-8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539a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9-81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c977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055aa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815-81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bc8a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817-82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f878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23 /CM fix code line 1183 <text:s/>seems Qresearch was partial to Ron Watkins</text:p>
          </table:table-cell>
          <table:table-cell/>
        </table:table-row>
        <table:table-row table:style-name="ro2"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825-82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7510a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828-83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5cc0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833-83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we are everywhere</text:p>
          </table:table-cell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bebe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837-83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840-84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3be3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!UW.yye1fxo</text:p>
          </table:table-cell>
          <table:table-cell office:value-type="float" office:value="145782" calcext:value-type="float">
            <text:p>14578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[ROASTED]</text:p>
          </table:table-cell>
          <table:table-cell/>
        </table:table-row>
        <table:table-row table:style-name="ro2">
          <table:table-cell office:value-type="date" office:date-value="2018-03-05" calcext:value-type="date">
            <text:p>03/05/18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879d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0208-03-05" calcext:value-type="date">
            <text:p>03/05/08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@snowden</text:p>
          </table:table-cell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46-84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49-85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5b19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55-8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71c7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56: 11-11-18</text:p>
          </table:table-cell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57-8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c553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3851b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66-86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62f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566f3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69-870</text:p>
          </table:table-cell>
          <table:table-cell office:value-type="string" calcext:value-type="string">
            <text:p>!UW.yye1fxo</text:p>
          </table:table-cell>
          <table:table-cell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find @snowden</text:p>
          </table:table-cell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e28b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72-873</text:p>
          </table:table-cell>
          <table:table-cell office:value-type="string" calcext:value-type="string">
            <text:p>!UW.yye1fxo</text:p>
          </table:table-cell>
          <table:table-cell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#internetbillofrights <text:s/>we have a <text:s/>bill of rights already. Why don’t it cover all space? 873:@snowden</text:p>
          </table:table-cell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74-87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76e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f3dc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 table:number-rows-repeated="7">
          <table:table-cell table:style-name="ce2"/>
          <table:table-cell table:number-columns-repeated="6"/>
          <table:table-cell table:style-name="ce11"/>
          <table:table-cell/>
        </table:table-row>
        <table:table-row table:style-name="ro2" table:number-rows-repeated="2"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03/23/18-05/04/18</text:p>
          </table:table-cell>
          <table:table-cell office:value-type="string" calcext:value-type="string">
            <text:p>962-1311</text:p>
          </table:table-cell>
          <table:table-cell office:value-type="string" calcext:value-type="string">
            <text:p>!xowAT4Z3VQ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04/18-05/08/18</text:p>
          </table:table-cell>
          <table:table-cell office:value-type="string" calcext:value-type="string">
            <text:p>1312-1321</text:p>
          </table:table-cell>
          <table:table-cell office:value-type="string" calcext:value-type="string">
            <text:p>!2jsTvXXmX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08/18-05/19/18</text:p>
          </table:table-cell>
          <table:table-cell office:value-type="string" calcext:value-type="string">
            <text:p>1322-1416</text:p>
          </table:table-cell>
          <table:table-cell office:value-type="string" calcext:value-type="string">
            <text:p>!4pRcUAOIB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19/18-08/05/18</text:p>
          </table:table-cell>
          <table:table-cell office:value-type="string" calcext:value-type="string">
            <text:p>1417-1819</text:p>
          </table:table-cell>
          <table:table-cell office:value-type="string" calcext:value-type="string">
            <text:p>!CbboFOtcZ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05/18-08/10/18</text:p>
          </table:table-cell>
          <table:table-cell office:value-type="string" calcext:value-type="string">
            <text:p>1820-1835</text:p>
          </table:table-cell>
          <table:table-cell office:value-type="string" calcext:value-type="string">
            <text:p>!A6yxsPK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10/18-11/25/19</text:p>
          </table:table-cell>
          <table:table-cell office:value-type="string" calcext:value-type="string">
            <text:p>1836-3636</text:p>
          </table:table-cell>
          <table:table-cell office:value-type="string" calcext:value-type="string">
            <text:p>!mG7VjxZNCI</text:p>
          </table:table-cell>
          <table:table-cell table:number-columns-repeated="4"/>
          <table:table-cell office:value-type="string" calcext:value-type="string">
            <text:p>8kun popped up 11/2019___wonder if this is when the ip address got redirected?</text:p>
          </table:table-cell>
          <table:table-cell office:value-type="string" calcext:value-type="string">
            <text:p>November 17,2018 4chan split into two. 4channel.org/4chan.org</text:p>
          </table:table-cell>
        </table:table-row>
        <table:table-row table:style-name="ro2"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3637-3638</text:p>
          </table:table-cell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2/02/19-03/28/20</text:p>
          </table:table-cell>
          <table:table-cell office:value-type="string" calcext:value-type="string">
            <text:p>3639-3908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08/20-04/18/20</text:p>
          </table:table-cell>
          <table:table-cell office:value-type="string" calcext:value-type="string">
            <text:p>3909-3987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office:value-type="date" office:date-value="2020-04-26" calcext:value-type="date">
            <text:p>04/26/20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28/20-08/26/20</text:p>
          </table:table-cell>
          <table:table-cell office:value-type="string" calcext:value-type="string">
            <text:p>3989-4627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9/02/20-12/08/20</text:p>
          </table:table-cell>
          <table:table-cell office:value-type="string" calcext:value-type="string">
            <text:p>4628-4953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jim bought 8chan from fred at this date</text:p>
          </table:table-cell>
          <table:table-cell/>
        </table:table-row>
        <table:table-row table:style-name="ro2" table:number-rows-repeated="8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Default" table:number-columns-repeated="7"/>
          <table:table-cell office:value-type="string" calcext:value-type="string">
            <text:p>last three 8, 9, 10 <text:s/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H2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7:36:29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21:39:28.829000000</meta:creation-date>
    <meta:generator>LibreOffice/7.0.0.3$Windows_X86_64 LibreOffice_project/8061b3e9204bef6b321a21033174034a5e2ea88e</meta:generator>
    <dc:date>2024-05-19T22:12:18.508000000</dc:date>
    <meta:editing-duration>PT23H15M30S</meta:editing-duration>
    <meta:editing-cycles>163</meta:editing-cycles>
    <meta:document-statistic meta:table-count="1" meta:cell-count="2571" meta:object-count="0"/>
  </office:meta>
</office:document-meta>
</file>